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0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Line_20_Arrow" draw:marker-start-width="0.152cm" draw:marker-end="" draw:marker-end-width="0.152cm" draw:fill="none" draw:textarea-vertical-align="middle" draw:shadow-offset-x="0.203cm" draw:shadow-offset-y="0.203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objectwithoutfill">
      <style:graphic-properties draw:marker-end="Line_20_Arrow" draw:marker-end-width="0.152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text-position="super 58%" fo:font-size="18pt" style:font-size-asian="18pt" style:font-weight-asian="normal" style:font-size-complex="18pt"/>
    </style:style>
    <style:style style:name="T2" style:family="text">
      <style:text-properties style:text-position="0% 100%" fo:font-size="18pt" style:font-size-asian="18pt" style:font-weight-asian="normal" style:font-size-complex="18pt"/>
    </style:style>
    <style:style style:name="T3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10.398cm" svg:y1="6.461cm" svg:x2="13.573cm" svg:y2="6.461cm">
          <text:p/>
        </draw:line>
        <draw:line draw:style-name="gr1" draw:text-style-name="P1" draw:layer="layout" svg:x1="10.399cm" svg:y1="6.461cm" svg:x2="10.398cm" svg:y2="3.413cm">
          <text:p/>
        </draw:line>
        <draw:line draw:style-name="gr1" draw:text-style-name="P1" draw:layer="layout" svg:x1="10.4cm" svg:y1="6.461cm" svg:x2="8.366cm" svg:y2="7.858cm">
          <text:p/>
        </draw:line>
        <draw:frame draw:style-name="gr2" draw:layer="layout" svg:width="0.9cm" svg:height="0.986cm" svg:x="10.594cm" svg:y="2.959cm">
          <draw:text-box>
            <text:p>z<text:span text:style-name="T1">i</text:span></text:p>
          </draw:text-box>
        </draw:frame>
        <draw:frame draw:style-name="gr3" draw:layer="layout" svg:width="1.27cm" svg:height="0.986cm" svg:x="13.192cm" svg:y="5.318cm">
          <draw:text-box>
            <text:p><text:span text:style-name="T2">y</text:span><text:span text:style-name="T1">i</text:span></text:p>
          </draw:text-box>
        </draw:frame>
        <draw:frame draw:style-name="gr3" draw:layer="layout" svg:width="1.27cm" svg:height="0.986cm" svg:x="7.604cm" svg:y="6.461cm">
          <draw:text-box>
            <text:p><text:span text:style-name="T2">x</text:span><text:span text:style-name="T1">i</text:span></text:p>
          </draw:text-box>
        </draw:frame>
        <draw:line draw:style-name="gr4" draw:text-style-name="P1" draw:layer="layout" svg:x1="10.398cm" svg:y1="6.461cm" svg:x2="16.494cm" svg:y2="14.716cm">
          <text:p/>
        </draw:line>
        <draw:path draw:style-name="gr5" draw:text-style-name="P1" draw:layer="layout" svg:width="2.317cm" svg:height="0.203cm" draw:transform="rotate (-2.97648450635113) translate (11.7015606791288cm 7.04341441516299cm)" svg:viewBox="0 0 2318 204" svg:d="m0 204c1107-459 2318 0 2318 0">
          <text:p/>
        </draw:path>
        <draw:line draw:style-name="gr6" draw:text-style-name="P1" draw:layer="layout" svg:x1="10.398cm" svg:y1="6.461cm" svg:x2="17.002cm" svg:y2="7.985cm">
          <text:p/>
        </draw:line>
        <draw:path draw:style-name="gr7" draw:text-style-name="P1" draw:layer="layout" svg:width="1.523cm" svg:height="0.634cm" draw:transform="rotate (-1.5707963267949) translate (12.557cm 6.969cm)" svg:viewBox="0 0 1524 635" svg:d="m0 0c889 0 1397 508 1524 635">
          <text:p/>
        </draw:path>
        <draw:frame draw:style-name="gr2" draw:layer="layout" svg:width="0.938cm" svg:height="1.081cm" svg:x="9.841cm" svg:y="7.096cm">
          <draw:text-box>
            <text:p><text:span text:style-name="T3">ψ</text:span></text:p>
          </draw:text-box>
        </draw:frame>
        <draw:frame draw:style-name="gr2" draw:layer="layout" svg:width="0.832cm" svg:height="1.081cm" svg:x="12.36cm" svg:y="7.412cm">
          <draw:text-box>
            <text:p><text:span text:style-name="T3">θ</text:span></text:p>
          </draw:text-box>
        </draw:frame>
        <draw:custom-shape draw:style-name="gr8" draw:text-style-name="P1" draw:layer="layout" svg:width="1.878cm" svg:height="1.928cm" draw:transform="skewX (0.780685774417063) rotate (0.884183799060327) translate (15.014cm 16.112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true" draw:type="cube" draw:modifiers="13834.8508634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948cm" svg:y1="15.297cm" svg:x2="15.732cm" svg:y2="13.7cm">
          <text:p/>
        </draw:line>
        <draw:line draw:style-name="gr1" draw:text-style-name="P1" draw:layer="layout" svg:x1="16.949cm" svg:y1="15.298cm" svg:x2="18.599cm" svg:y2="13.9cm">
          <text:p/>
        </draw:line>
        <draw:line draw:style-name="gr1" draw:text-style-name="P1" draw:layer="layout" svg:x1="16.949cm" svg:y1="15.298cm" svg:x2="18.726cm" svg:y2="15.424cm">
          <text:p/>
        </draw:line>
        <draw:frame draw:style-name="gr3" draw:layer="layout" svg:width="1.27cm" svg:height="0.986cm" svg:x="18.272cm" svg:y="12.841cm">
          <draw:text-box>
            <text:p><text:span text:style-name="T2">x</text:span><text:span text:style-name="T1">b</text:span></text:p>
          </draw:text-box>
        </draw:frame>
        <draw:frame draw:style-name="gr3" draw:layer="layout" svg:width="1.27cm" svg:height="0.986cm" svg:x="18.78cm" svg:y="14.716cm">
          <draw:text-box>
            <text:p><text:span text:style-name="T2">y</text:span><text:span text:style-name="T1">b</text:span></text:p>
          </draw:text-box>
        </draw:frame>
        <draw:frame draw:style-name="gr3" draw:layer="layout" svg:width="1.27cm" svg:height="0.986cm" svg:x="14.589cm" svg:y="13.573cm">
          <draw:text-box>
            <text:p><text:span text:style-name="T2">z</text:span><text:span text:style-name="T1">b</text:span></text:p>
          </draw:text-box>
        </draw:frame>
        <draw:path draw:style-name="gr7" draw:text-style-name="P1" draw:layer="layout" svg:width="1.537cm" svg:height="0.582cm" draw:transform="rotate (-2.60123871717235) translate (15.7503714633822cm 12.2157900837748cm)" svg:viewBox="0 0 1538 583" svg:d="m1307 90c1084 650-2052 694-1137-90">
          <text:p/>
        </draw:path>
        <draw:frame draw:style-name="gr2" draw:layer="layout" svg:width="0.883cm" svg:height="1.081cm" svg:x="14.589cm" svg:y="10.779cm">
          <draw:text-box>
            <text:p><text:span text:style-name="T3">φ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n Patscheider</meta:initial-creator>
    <meta:creation-date>2012-06-26T10:20:45</meta:creation-date>
    <dc:date>2012-06-26T10:59:26</dc:date>
    <dc:creator>Roman Patscheider</dc:creator>
    <meta:editing-duration>PT7M49S</meta:editing-duration>
    <meta:editing-cycles>1</meta:editing-cycles>
    <meta:document-statistic meta:object-count="21"/>
    <meta:generator>LibreOffice/3.4$Linux LibreOffice_project/340m1$Build-402</meta:generator>
  </office:meta>
</office:document-meta>
</file>